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A00000400D662C2EDB04FBF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100%" draw:textarea-horizontal-align="justify" draw:textarea-vertical-align="middle" draw:auto-grow-height="false" fo:min-height="4.195cm" fo:min-width="4.834cm"/>
    </style:style>
    <style:style style:name="gr2" style:family="graphic" style:parent-style-name="standard">
      <style:graphic-properties draw:fill-color="#99ff66" draw:textarea-horizontal-align="justify" draw:textarea-vertical-align="middle" draw:auto-grow-height="false" fo:min-height="0.766cm" fo:min-width="2.929cm"/>
    </style:style>
    <style:style style:name="gr3" style:family="graphic" style:parent-style-name="standard">
      <style:graphic-properties draw:fill-color="#ffff00" draw:textarea-horizontal-align="justify" draw:textarea-vertical-align="middle" draw:auto-grow-height="false" fo:min-height="0.766cm" fo:min-width="1.786cm"/>
    </style:style>
    <style:style style:name="gr4" style:family="graphic" style:parent-style-name="standard">
      <style:graphic-properties svg:stroke-color="#000000" draw:marker-start="" draw:marker-end="Arrow" draw:textarea-vertical-align="middl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opacity="50%" draw:fill-color="#b2b2b2" draw:opacity="100%" draw:textarea-horizontal-align="justify" draw:textarea-vertical-align="middle" draw:auto-grow-height="false" fo:min-height="4.193cm" fo:min-width="4.326cm"/>
    </style:style>
    <style:style style:name="gr7" style:family="graphic" style:parent-style-name="standard">
      <style:graphic-properties draw:textarea-horizontal-align="justify" draw:textarea-vertical-align="middle" draw:auto-grow-height="false" fo:min-height="1.233cm" fo:min-width="2.156cm" fo:wrap-option="no-wrap"/>
    </style:style>
    <style:style style:name="gr8" style:family="graphic" style:parent-style-name="standard">
      <style:graphic-properties draw:textarea-horizontal-align="justify" draw:textarea-vertical-align="middle" draw:auto-grow-height="false" fo:min-height="1.025cm" fo:min-width="1.914cm"/>
    </style:style>
    <style:style style:name="gr9" style:family="graphic" style:parent-style-name="standard">
      <style:graphic-properties draw:textarea-horizontal-align="justify" draw:textarea-vertical-align="middle" draw:auto-grow-height="false" fo:min-height="1.728cm" fo:min-width="3.234cm" fo:wrap-option="no-wrap"/>
    </style:style>
    <style:style style:name="gr10" style:family="graphic" style:parent-style-name="objectwithoutfill">
      <style:graphic-properties svg:stroke-width="0.035cm" draw:marker-start="Arrow" draw:marker-start-width="0.252cm" draw:marker-end="Arrow" draw:marker-end-width="0.352cm" draw:fill="none" draw:textarea-vertical-align="middle" fo:padding-top="0.142cm" fo:padding-bottom="0.142cm" fo:padding-left="0.267cm" fo:padding-right="0.267cm"/>
    </style:style>
    <style:style style:name="gr11" style:family="graphic" style:parent-style-name="standard">
      <style:graphic-properties draw:textarea-horizontal-align="justify" draw:textarea-vertical-align="middle" draw:auto-grow-height="false" fo:min-height="0.456cm" fo:min-width="2.441cm"/>
    </style:style>
    <style:style style:name="gr12" style:family="graphic" style:parent-style-name="standard">
      <style:graphic-properties draw:textarea-horizontal-align="justify" draw:textarea-vertical-align="middle" draw:auto-grow-height="false" fo:min-height="0.575cm" fo:min-width="2.558cm"/>
    </style:style>
    <style:style style:name="gr13" style:family="graphic" style:parent-style-name="objectwithoutfill">
      <style:graphic-properties draw:stroke="dash" draw:stroke-dash="Ultrafine_20_2_20_Dots_20_3_20_Dashes" draw:marker-end="Arrow" draw:marker-end-width="0.3cm" draw:fill="none" draw:textarea-vertical-align="middle"/>
    </style:style>
    <style:style style:name="gr14"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15" style:family="graphic" style:parent-style-name="objectwithoutfill">
      <style:graphic-properties draw:stroke="dash" draw:stroke-dash="_32__20_Dots_20_1_20_Dash" draw:marker-end="Arrow" draw:marker-end-width="0.3cm" draw:fill="none" draw:textarea-vertical-align="middle"/>
    </style:style>
    <style:style style:name="gr16" style:family="graphic" style:parent-style-name="objectwithoutfill">
      <style:graphic-properties draw:stroke="dash" draw:stroke-dash="_32__20_Dots_20_1_20_Dash" draw:marker-start="Arrow" draw:marker-end="" draw:marker-end-width="0.3cm" draw:fill="none" draw:textarea-vertical-align="middl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svg:stroke-width="0.035cm" draw:marker-start="" draw:marker-start-width="0.252cm" draw:marker-end="Arrow" draw:marker-end-width="0.352cm" draw:fill="none" draw:textarea-vertical-align="middle" fo:padding-top="0.142cm" fo:padding-bottom="0.142cm" fo:padding-left="0.267cm" fo:padding-right="0.267cm"/>
    </style:style>
    <style:style style:name="gr19" style:family="graphic" style:parent-style-name="standard">
      <style:graphic-properties draw:stroke="dash" draw:stroke-dash="Ultrafine_20_2_20_Dots_20_3_20_Dashes" svg:stroke-color="#000000" draw:marker-start="Arrow" draw:textarea-vertical-align="middle"/>
    </style:style>
    <style:style style:name="gr20" style:family="graphic" style:parent-style-name="standard">
      <style:graphic-properties draw:fill-color="#ffff00" draw:textarea-horizontal-align="justify" draw:textarea-vertical-align="middle" draw:auto-grow-height="false" fo:min-height="0.512cm" fo:min-width="5.215cm"/>
    </style:style>
    <style:style style:name="gr21" style:family="graphic" style:parent-style-name="standard">
      <style:graphic-properties svg:stroke-opacity="50%" draw:fill-color="#729fcf" draw:opacity="100%" draw:textarea-horizontal-align="justify" draw:textarea-vertical-align="middle" draw:auto-grow-height="false" fo:min-height="1.653cm" fo:min-width="4.072cm"/>
    </style:style>
    <style:style style:name="gr22" style:family="graphic" style:parent-style-name="standard">
      <style:graphic-properties draw:fill-color="#ffff00" draw:textarea-horizontal-align="justify" draw:textarea-vertical-align="middle" draw:auto-grow-height="false" fo:min-height="0.512cm" fo:min-width="3.691cm"/>
    </style:style>
    <style:style style:name="P1" style:family="paragraph">
      <style:paragraph-properties fo:text-align="center"/>
    </style:style>
    <style:style style:name="P2" style:family="paragraph">
      <loext:graphic-properties draw:opacity="100%"/>
      <style:paragraph-properties fo:text-align="center"/>
    </style:style>
    <style:style style:name="P3" style:family="paragraph">
      <loext:graphic-properties draw:fill-color="#99ff66"/>
      <style:paragraph-properties fo:text-align="center"/>
      <style:text-properties fo:font-size="10pt" style:font-size-asian="10pt" style:font-size-complex="10pt"/>
    </style:style>
    <style:style style:name="P4" style:family="paragraph">
      <loext:graphic-properties draw:fill-color="#ffff00"/>
      <style:paragraph-properties fo:text-align="center"/>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color="#b2b2b2" draw:opacity="100%"/>
      <style:paragraph-properties fo:text-align="center"/>
    </style:style>
    <style:style style:name="P7" style:family="paragraph">
      <style:paragraph-properties fo:text-align="center"/>
      <style:text-properties fo:font-size="11pt" style:font-size-asian="11pt" style:font-size-complex="11pt"/>
    </style:style>
    <style:style style:name="P8" style:family="paragraph">
      <style:paragraph-properties fo:text-align="center"/>
      <style:text-properties fo:font-size="14pt"/>
    </style:style>
    <style:style style:name="P9" style:family="paragraph">
      <style:paragraph-properties fo:text-align="center"/>
      <style:text-properties fo:font-size="14pt" style:font-size-asian="14pt" style:font-size-complex="14pt"/>
    </style:style>
    <style:style style:name="P10" style:family="paragraph">
      <loext:graphic-properties draw:fill-color="#ffff00"/>
      <style:paragraph-properties fo:text-align="center"/>
    </style:style>
    <style:style style:name="P11" style:family="paragraph">
      <loext:graphic-properties draw:fill-color="#729fcf" draw:opacity="100%"/>
      <style:paragraph-properties fo:text-align="center"/>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T3" style:family="text">
      <style:text-properties fo:font-size="14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5" draw:id="id5">
          <draw:custom-shape draw:style-name="gr1" draw:text-style-name="P2" xml:id="id8" draw:id="id8" draw:layer="layout" svg:width="5.334cm" svg:height="4.445cm" svg:x="15.097cm" svg:y="9.255cm">
            <draw:glue-point draw:id="8" svg:x="-4.999cm" svg:y="-2.296cm"/>
            <draw:glue-point draw:id="9" svg:x="-4.999cm" svg:y="2.568cm"/>
            <draw:glue-point draw:id="10" svg:x="-2.999cm" svg:y="5.001cm"/>
            <draw:glue-point draw:id="11" svg:x="2.547cm" svg:y="-4.998cm"/>
            <text:p text:style-name="P1"><text:line-break/><text:line-break/><text:line-break/><text:line-break/>Raspberry Pi 3</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xml:id="id2" draw:id="id2" draw:layer="layout" svg:width="3.429cm" svg:height="1.016cm" svg:x="16.748cm" svg:y="9.763cm">
            <draw:glue-point draw:id="4" svg:x="2.779cm" svg:y="-5cm"/>
            <text:p text:style-name="P1"><text:span text:style-name="T1">Wheeljack </text:span><text:span text:style-name="T1">service </text:span><text:span text:style-name="T1"><text:line-break/></text:span><text:span text:style-name="T1">running</text:span></text:p>
            <draw:enhanced-geometry svg:viewBox="0 0 21600 21600" draw:mirror-vertical="false" draw:type="rectangle" draw:enhanced-path="M 0 0 L 21600 0 21600 21600 0 21600 0 0 Z N"/>
          </draw:custom-shape>
          <draw:custom-shape draw:style-name="gr3" draw:text-style-name="P4" xml:id="id1" draw:id="id1" draw:layer="layout" svg:width="2.286cm" svg:height="1.016cm" svg:x="15.478cm" svg:y="11.287cm">
            <text:p text:style-name="P1"><text:span text:style-name="T1">Local events</text:span></text:p>
            <draw:enhanced-geometry svg:viewBox="0 0 21600 21600" draw:mirror-vertical="false" draw:mirror-horizontal="false" draw:type="rectangle" draw:enhanced-path="M 0 0 L 21600 0 21600 21600 0 21600 0 0 Z N"/>
          </draw:custom-shape>
          <draw:connector draw:style-name="gr4" draw:text-style-name="P1" draw:layer="layout" svg:x1="17.764cm" svg:y1="11.795cm" svg:x2="18.462cm" svg:y2="10.779cm" draw:start-shape="id1" draw:start-glue-point="1" draw:end-shape="id2" svg:d="M17764 11795h698v-1016" svg:viewBox="0 0 699 1017">
            <text:p/>
          </draw:connector>
          <draw:frame draw:style-name="gr5" draw:text-style-name="P5" draw:layer="layout" svg:width="0.804cm" svg:height="1.016cm" svg:x="15.436cm" svg:y="9.763cm">
            <draw:image xlink:href="Pictures/100002010000032A00000400D662C2EDB04FBFDF.png" xlink:type="simple" xlink:show="embed" xlink:actuate="onLoad">
              <text:p/>
            </draw:image>
          </draw:frame>
        </draw:g>
        <draw:custom-shape draw:style-name="gr6" draw:text-style-name="P6" draw:layer="layout" svg:width="4.826cm" svg:height="4.443cm" svg:x="7.985cm" svg:y="9.257cm">
          <text:p text:style-name="P1"><text:line-break/><text:line-break/><text:line-break/><text:line-break/><text:line-break/><text:tab/><text:tab/> <text:s text:c="3"/>RIG</text:p>
          <draw:enhanced-geometry svg:viewBox="0 0 21600 21600" draw:type="rectangle" draw:enhanced-path="M 0 0 L 21600 0 21600 21600 0 21600 0 0 Z N"/>
        </draw:custom-shape>
        <draw:custom-shape draw:style-name="gr7" draw:text-style-name="P1" xml:id="id3" draw:id="id3" draw:layer="layout" svg:width="4.064cm" svg:height="2.286cm" svg:x="5.318cm" svg:y="5.318cm">
          <draw:glue-point draw:id="4" svg:x="0.312cm" svg:y="-3.888cm"/>
          <draw:glue-point draw:id="5" svg:x="-3.125cm" svg:y="-3.333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xml:id="id9" draw:id="id9" draw:layer="layout" svg:width="2.413cm" svg:height="2.413cm" svg:x="13.192cm" svg:y="16.367cm">
          <text:p text:style-name="P1">CSV<text:line-break/>LOG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xml:id="id10" draw:id="id10" draw:layer="layout" svg:width="5.715cm" svg:height="3.048cm" svg:x="5.318cm" svg:y="16.24cm">
          <text:p text:style-name="P1"><text:span text:style-name="T2">Cloud data aggregation</text:span><text:span text:style-name="T2"><text:line-break/></text:span><text:span text:style-name="T2">(searchlight, Kibana, et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5" draw:layer="layout" svg:x1="5.318cm" svg:y1="6.461cm" svg:x2="3.54cm" svg:y2="10.273cm" draw:start-shape="id3" draw:start-glue-point="3" draw:end-shape="id4" svg:d="M5318 6461h-1778v3812" svg:viewBox="0 0 1779 3813">
          <text:p/>
        </draw:connector>
        <draw:custom-shape draw:style-name="gr11" draw:text-style-name="P8" xml:id="id7" draw:id="id7" draw:layer="layout" svg:width="3.175cm" svg:height="0.762cm" svg:x="8.874cm" svg:y="12.049cm">
          <draw:glue-point draw:id="8" svg:x="2.941cm" svg:y="-5.007cm"/>
          <draw:glue-point draw:id="9" svg:x="-2.998cm" svg:y="5cm"/>
          <text:p text:style-name="P1"><text:span text:style-name="T3">Feedback</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9" xml:id="id6" draw:id="id6" draw:layer="layout" svg:width="3.302cm" svg:height="0.889cm" svg:x="8.732cm" svg:y="9.748cm">
          <text:p text:style-name="P1"><text:span text:style-name="T4">Triggering</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3" draw:text-style-name="P5" draw:layer="layout" svg:x1="15.097cm" svg:y1="11.477cm" svg:x2="12.034cm" svg:y2="10.192cm" draw:start-shape="id5" draw:start-glue-point="3" draw:end-shape="id6" draw:end-glue-point="7" svg:d="M15097 11477h-1531v-1285h-1532" svg:viewBox="0 0 3064 1286">
          <text:p/>
        </draw:connector>
        <draw:connector draw:style-name="gr14" draw:text-style-name="P5" draw:layer="layout" draw:line-skew="-0.127cm" svg:x1="15.478cm" svg:y1="11.795cm" svg:x2="12.049cm" svg:y2="12.43cm" draw:start-shape="id1" draw:end-shape="id7" svg:d="M15478 11795h-1841v635h-1588" svg:viewBox="0 0 3430 636">
          <text:p/>
        </draw:connector>
        <draw:connector draw:style-name="gr15" draw:text-style-name="P5" draw:layer="layout" svg:x1="8.732cm" svg:y1="10.192cm" svg:x2="5.826cm" svg:y2="10.782cm" draw:start-shape="id6" draw:start-glue-point="5" draw:end-shape="id4" draw:end-glue-point="5" svg:d="M8732 10192h-1453v590h-1453" svg:viewBox="0 0 2907 591">
          <text:p/>
        </draw:connector>
        <draw:connector draw:style-name="gr16" draw:text-style-name="P5" draw:layer="layout" svg:x1="8.874cm" svg:y1="12.43cm" svg:x2="5.826cm" svg:y2="11.669cm" draw:start-shape="id7" draw:start-glue-point="5" draw:end-shape="id4" draw:end-glue-point="4" svg:d="M8874 12430h-1524v-761h-1524" svg:viewBox="0 0 3049 762">
          <text:p/>
        </draw:connector>
        <draw:connector draw:style-name="gr17" draw:text-style-name="P5" draw:layer="layout" draw:line-skew="0.226cm" svg:x1="17.764cm" svg:y1="13.7cm" svg:x2="14.399cm" svg:y2="16.367cm" draw:start-shape="id8" draw:start-glue-point="6" draw:end-shape="id9" draw:end-glue-point="5" svg:d="M17764 13700v1559h-3365v1108" svg:viewBox="0 0 3366 2668">
          <text:p/>
        </draw:connector>
        <draw:connector draw:style-name="gr17" draw:text-style-name="P5" draw:layer="layout" draw:line-skew="0.289cm" svg:x1="17.764cm" svg:y1="13.7cm" svg:x2="8.175cm" svg:y2="16.24cm" draw:start-shape="id8" draw:start-glue-point="6" draw:end-shape="id10" svg:d="M17764 13700v1559h-9589v981" svg:viewBox="0 0 9590 2541">
          <text:p/>
        </draw:connector>
        <draw:connector draw:style-name="gr18" draw:text-style-name="P5" draw:layer="layout" svg:x1="9.382cm" svg:y1="6.461cm" svg:x2="18.462cm" svg:y2="9.763cm" draw:start-shape="id3" draw:start-glue-point="1" draw:end-shape="id2" draw:end-glue-point="0" svg:d="M9382 6461h9080v3302" svg:viewBox="0 0 9081 3303">
          <text:p/>
        </draw:connector>
        <draw:connector draw:style-name="gr19" draw:text-style-name="P1" draw:layer="layout" svg:x1="7.476cm" svg:y1="5.573cm" svg:x2="19.414cm" svg:y2="9.763cm" draw:start-shape="id3" draw:start-glue-point="4" draw:end-shape="id2" draw:end-glue-point="4" svg:d="M7476 5573v-756h11938v4946" svg:viewBox="0 0 11939 4947">
          <text:p/>
        </draw:connector>
        <draw:custom-shape draw:style-name="gr20" draw:text-style-name="P10" draw:layer="layout" svg:width="5.715cm" svg:height="0.762cm" svg:x="12.303cm" svg:y="4.556cm">
          <text:p text:style-name="P1">Device commands</text:p>
          <draw:enhanced-geometry svg:viewBox="0 0 21600 21600" draw:type="rectangle" draw:enhanced-path="M 0 0 L 21600 0 21600 21600 0 21600 0 0 Z N"/>
        </draw:custom-shape>
        <draw:custom-shape draw:style-name="gr21" draw:text-style-name="P11" xml:id="id4" draw:id="id4" draw:layer="layout" svg:width="4.572cm" svg:height="1.903cm" svg:x="1.254cm" svg:y="10.273cm">
          <draw:glue-point draw:id="4" svg:x="5cm" svg:y="2.343cm"/>
          <draw:glue-point draw:id="5" svg:x="5cm" svg:y="-2.327cm"/>
          <text:p text:style-name="P1">Tested device</text:p>
          <draw:enhanced-geometry svg:viewBox="0 0 21600 21600" draw:type="rectangle" draw:enhanced-path="M 0 0 L 21600 0 21600 21600 0 21600 0 0 Z N"/>
        </draw:custom-shape>
        <draw:custom-shape draw:style-name="gr22" draw:text-style-name="P10" draw:layer="layout" svg:width="4.191cm" svg:height="0.762cm" svg:x="12.938cm" svg:y="6.207cm">
          <text:p text:style-name="P1">Cloud event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33M51S</meta:editing-duration>
    <meta:editing-cycles>12</meta:editing-cycles>
    <meta:generator>LibreOffice/5.1.6.2$Linux_X86_64 LibreOffice_project/10m0$Build-2</meta:generator>
    <dc:date>2017-12-12T09:54:37.041365620</dc:date>
    <meta:document-statistic meta:object-count="24"/>
  </office:meta>
</office:document-meta>
</file>